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mbria" svg:font-family="Cambr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qu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Cambria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ambria"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color="#000000" style:font-name="Cambria"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fo:font-size="13pt" style:font-size-asian="13pt" style:font-size-complex="13pt"/>
    </style:style>
    <style:style style:name="T1" style:family="text">
      <style:text-properties style:font-name="Cambria"/>
    </style:style>
    <style:style style:name="T2" style:family="text">
      <style:text-properties style:font-name="Cambria" fo:font-size="15pt" style:font-size-asian="15pt" style:font-size-complex="15pt"/>
    </style:style>
    <style:style style:name="T3" style:family="text">
      <style:text-properties style:font-name="Cambria" fo:font-size="18pt" style:font-size-asian="18pt" style:font-size-complex="18pt"/>
    </style:style>
    <style:style style:name="T4" style:family="text">
      <style:text-properties fo:color="#cc9900" fo:font-weight="bold" style:font-weight-asian="bold" style:font-weight-complex="bol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Liste des animations et transitions</text:span></text:p>
      <text:p text:style-name="P3"><text:span text:style-name="T4"/></text:p>
      <text:p text:style-name="P1"/>
      <text:p text:style-name="P5"><text:span text:style-name="T1">Au survol : la couleur de fond des boutons principaux devra légèrement s’éclaircir</text:span></text:p>
      <text:p text:style-name="P5"><text:span text:style-name="T1"/></text:p>
      <text:p text:style-name="P5"><text:span text:style-name="T1"/></text:p>
      <text:p text:style-name="P4"/>
      <text:p text:style-name="P4"/>
      <text:p text:style-name="P4"/>
      <text:p text:style-name="P4">L’ombre portée devra également être plus visible </text:p>
      <text:p text:style-name="P4"/>
      <text:p text:style-name="P4"/>
      <text:p text:style-name="P4"/>
      <text:p text:style-name="P4"/>
      <text:p text:style-name="P4"/>
      <text:p text:style-name="P4">Bouton cœur : Au clic, il se remplir progressivement <text:s/>sur mobile</text:p>
      <text:p text:style-name="P4"/>
      <text:p text:style-name="P4"/>
      <text:p text:style-name="P4"/>
      <text:p text:style-name="P4"/>
      <text:p text:style-name="P4"/>
      <text:p text:style-name="P4">Bouton cœur : Au survol, il se remplir progressivement sur desktop</text:p>
      <text:p text:style-name="P4"/>
      <text:p text:style-name="P4"/>
      <text:p text:style-name="P4"/>
      <text:p text:style-name="P4"/>
      <text:p text:style-name="P4"/>
      <text:p text:style-name="P4"><text:s/>Loading spinner sur la page d’accueil :</text:p>
      <text:p text:style-name="P4">_ Quand l’application aura plus de menus</text:p>
      <text:p text:style-name="P4">_ Il devra apparaître pendant 1 à 3 secondes quand on arrive sur la page d'accueil, couvrir l'intégralité de l'écran</text:p>
      <text:p text:style-name="P4">_ Choix du design du loader cohérent avec la charte graphique du site</text:p>
      <text:p text:style-name="P4"/>
      <text:p text:style-name="P4"/>
      <text:p text:style-name="P4"/>
      <text:p text:style-name="P4"/>
      <text:p text:style-name="P4"/>
      <text:p text:style-name="P4"/>
      <text:p text:style-name="P4">Pages de menu :</text:p>
      <text:p text:style-name="P4">_ À l’arrivée sur la page, les plats apparaissent progressivement avec un léger décalage dans le temps</text:p>
      <text:p text:style-name="P4">_ Apparaissent un par un, par groupe “Entrée”, “Plat” et “Dessert”</text:p>
      <text:p text:style-name="P4">_ Coche à droite du plat : coulisse de droite à gauche au survol sur desktop </text:p>
      <text:p text:style-name="P4">_ Si l’intitulé du plat est trop long : rogné avec des points de suspen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mbria" svg:font-family="Cambr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qu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fo:font-size="18pt" style:font-name-asian="OpenSymbol" style:font-size-asian="18pt" style:font-name-complex="OpenSymbol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93cm" fo:margin-bottom="2.0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dia Trémor</meta:initial-creator>
    <meta:creation-date>2021-10-24T21:00:23.79</meta:creation-date>
    <dc:date>2021-11-14T10:17:00.23</dc:date>
    <dc:creator>Lydia Trémor</dc:creator>
    <meta:editing-duration>PT19H39M40S</meta:editing-duration>
    <meta:editing-cycles>15</meta:editing-cycles>
    <meta:generator>OpenOffice/4.1.9$Win32 OpenOffice.org_project/419m1$Build-9805</meta:generator>
    <meta:printed-by>Lydia Trémor</meta:printed-by>
    <meta:print-date>2021-11-14T10:15:20.17</meta:print-date>
    <meta:document-statistic meta:table-count="0" meta:image-count="0" meta:object-count="0" meta:page-count="1" meta:paragraph-count="14" meta:word-count="157" meta:character-count="896"/>
  </office:meta>
</office:document-meta>
</file>